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faba9" officeooo:paragraph-rsid="001faba9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faba9" officeooo:paragraph-rsid="001faba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faba9" officeooo:paragraph-rsid="001faba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0c483" officeooo:paragraph-rsid="0020c483" style:font-weight-asian="normal" style:font-weight-complex="normal"/>
    </style:style>
    <style:style style:name="P5" style:family="paragraph" style:parent-style-name="Standard">
      <style:text-properties fo:font-size="14pt" officeooo:rsid="001faba9" officeooo:paragraph-rsid="001faba9" style:font-size-asian="14pt" style:font-size-complex="14pt"/>
    </style:style>
    <style:style style:name="P6" style:family="paragraph" style:parent-style-name="Standard">
      <style:text-properties fo:font-size="14pt" officeooo:rsid="001faba9" officeooo:paragraph-rsid="0020c483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20c483" officeooo:paragraph-rsid="0020c483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20c483" officeooo:paragraph-rsid="0020c48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5pt" style:text-underline-style="none" officeooo:rsid="001faba9" officeooo:paragraph-rsid="0020c483" style:font-size-asian="15pt" style:font-size-complex="15pt"/>
    </style:style>
    <style:style style:name="P10" style:family="paragraph" style:parent-style-name="Standard">
      <style:text-properties fo:font-size="15pt" style:text-underline-style="none" fo:font-weight="normal" officeooo:rsid="001faba9" officeooo:paragraph-rsid="001faba9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1faba9" officeooo:paragraph-rsid="001faba9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2pt" style:text-underline-style="none" fo:font-weight="normal" officeooo:rsid="0020c483" officeooo:paragraph-rsid="0020c483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0c483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20c4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HWAITH K P</text:p>
      <text:p text:style-name="P5">S5 AIML</text:p>
      <text:p text:style-name="P5">ROLL NO : 3</text:p>
      <text:p text:style-name="P5"><text:span text:style-name="T6">12</text:span>/0<text:span text:style-name="T6">8</text:span>/2024</text:p>
      <text:p text:style-name="P5"/>
      <text:p text:style-name="P5"><text:tab/><text:tab/><text:tab/><text:tab/> <text:s/><text:span text:style-name="T2">EXPERIMENT NO:2</text:span><text:span text:style-name="T4"><text:tab/><text:tab/></text:span></text:p>
      <text:p text:style-name="P5"><text:span text:style-name="T4"><text:tab/><text:tab/><text:tab/> <text:s text:c="5"/></text:span><text:span text:style-name="T2">MATRIX MULTIPLICATION</text:span></text:p>
      <text:p text:style-name="P2"/>
      <text:p text:style-name="P9"><text:span text:style-name="T1">AIM:</text:span></text:p>
      <text:p text:style-name="P9"><text:span text:style-name="T5">Write a python program to multiply two matrices</text:span></text:p>
      <text:p text:style-name="P10"/>
      <text:p text:style-name="P11">Program</text:p>
      <text:p text:style-name="P1"/>
      <text:p text:style-name="P1">import numpy as np</text:p>
      <text:p text:style-name="P1">def input_mat(x,y):</text:p>
      <text:p text:style-name="P1"><text:s text:c="4"/>arr=np.zeros((x,y))</text:p>
      <text:p text:style-name="P1"><text:s text:c="4"/>print("Enter the matrix :")</text:p>
      <text:p text:style-name="P1"><text:s text:c="4"/>for i in range(x):</text:p>
      <text:p text:style-name="P1"><text:s text:c="8"/>for j in range(y):</text:p>
      <text:p text:style-name="P1"><text:s text:c="12"/>arr[i][j]=int(input())</text:p>
      <text:p text:style-name="P1"><text:s text:c="4"/>return arr</text:p>
      <text:p text:style-name="P1">def print_mat(c,x,y):</text:p>
      <text:p text:style-name="P1"><text:s text:c="4"/>print('[')</text:p>
      <text:p text:style-name="P1"><text:s text:c="4"/>for i in range(x):</text:p>
      <text:p text:style-name="P1"><text:s text:c="8"/>print('[',end='')</text:p>
      <text:p text:style-name="P1"><text:s text:c="8"/>for j in range(y):</text:p>
      <text:p text:style-name="P1"><text:s text:c="12"/>print(int(c[i][j]),end=' <text:s/>')</text:p>
      <text:p text:style-name="P1"><text:s text:c="8"/>print(']')</text:p>
      <text:p text:style-name="P1"><text:s text:c="4"/>print(']')</text:p>
      <text:p text:style-name="P1"><text:s text:c="4"/></text:p>
      <text:p text:style-name="P1">x=int(input ('enter the no of rows 1st matrix :'))</text:p>
      <text:p text:style-name="P1">y=int(input ('enter the no of cols 1st matrix :'))</text:p>
      <text:p text:style-name="P1"/>
      <text:p text:style-name="P1">n=int(input ('enter the no of rows 2st matrix :'))</text:p>
      <text:p text:style-name="P1">m=int(input ('enter the no of cols 2st matrix :'))</text:p>
      <text:p text:style-name="P1"/>
      <text:p text:style-name="P1"/>
      <text:p text:style-name="P1">if y==n:</text:p>
      <text:p text:style-name="P1"><text:s text:c="4"/>print("enter matrix 1\n")</text:p>
      <text:p text:style-name="P1"><text:s text:c="4"/>mat1=input_mat(x,y)</text:p>
      <text:p text:style-name="P1"><text:s text:c="4"/>print("enter matrix 2\n")</text:p>
      <text:p text:style-name="P1"><text:s text:c="4"/>mat2=input_mat(n,m)</text:p>
      <text:p text:style-name="P1"><text:s text:c="4"/>c=np.matmul(mat1,mat2)</text:p>
      <text:p text:style-name="P1"><text:s text:c="4"/>print_mat(c,x,m)</text:p>
      <text:p text:style-name="P1"><text:s text:c="4"/></text:p>
      <text:p text:style-name="P1">else:</text:p>
      <text:p text:style-name="P1"><text:s text:c="4"/>print("Matrices cant be multiplied ")</text:p>
      <text:p text:style-name="P1"/>
      <text:p text:style-name="P1"/>
      <text:p text:style-name="P1"/>
      <text:p text:style-name="P7"><text:soft-page-break/>OUTPUT</text:p>
      <text:p text:style-name="P1">enter the no of rows 1st matrix :2</text:p>
      <text:p text:style-name="P1">enter the no of cols 1st matrix :3</text:p>
      <text:p text:style-name="P1">enter the no of rows 2st matrix :3</text:p>
      <text:p text:style-name="P1">enter the no of cols 2st matrix :2</text:p>
      <text:p text:style-name="P1">enter matrix 1</text:p>
      <text:p text:style-name="P1"/>
      <text:p text:style-name="P1">Enter the matrix :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enter matrix 2</text:p>
      <text:p text:style-name="P1"/>
      <text:p text:style-name="P1">Enter the matrix :</text:p>
      <text:p text:style-name="P1">10</text:p>
      <text:p text:style-name="P1">11</text:p>
      <text:p text:style-name="P1">20</text:p>
      <text:p text:style-name="P1">21</text:p>
      <text:p text:style-name="P1">30</text:p>
      <text:p text:style-name="P1">31</text:p>
      <text:p text:style-name="P1">[</text:p>
      <text:p text:style-name="P1">[140 <text:s/>146 <text:s/>]</text:p>
      <text:p text:style-name="P1">[320 <text:s/>335 <text:s/>]</text:p>
      <text:p text:style-name="P1">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ADHWAITH K P</text:p>
      <text:p text:style-name="P6">S5 AIML</text:p>
      <text:p text:style-name="P6">ROLL NO : 3</text:p>
      <text:p text:style-name="P6"><text:span text:style-name="T6">12</text:span>/0<text:span text:style-name="T6">8</text:span>/2024</text:p>
      <text:p text:style-name="P6"/>
      <text:p text:style-name="P6"><text:tab/><text:tab/><text:tab/><text:tab/> <text:s/><text:span text:style-name="T2">EXPERIMENT NO:</text:span><text:span text:style-name="T3">3</text:span><text:span text:style-name="T4"><text:tab/><text:tab/></text:span></text:p>
      <text:p text:style-name="P6"><text:span text:style-name="T4"><text:tab/><text:tab/><text:tab/> <text:s text:c="5"/></text:span><text:span text:style-name="T3">MOST FREQUENT WORD</text:span></text:p>
      <text:p text:style-name="P8">AIM</text:p>
      <text:p text:style-name="P4">Write a python program to find the most frequent words in a text file.</text:p>
      <text:p text:style-name="P4"/>
      <text:p text:style-name="P7">PROGRAM</text:p>
      <text:p text:style-name="P12">import string</text:p>
      <text:p text:style-name="P12">from collections import Counter</text:p>
      <text:p text:style-name="P12"/>
      <text:p text:style-name="P12"/>
      <text:p text:style-name="P12">def get_text_from_user():</text:p>
      <text:p text:style-name="P12"><text:s text:c="4"/>print("Please enter your text. Press Enter twice to finish:")</text:p>
      <text:p text:style-name="P12"><text:s text:c="4"/>text_lines = []</text:p>
      <text:p text:style-name="P12"><text:s text:c="4"/>while True:</text:p>
      <text:p text:style-name="P12"><text:s text:c="8"/>line = input()</text:p>
      <text:p text:style-name="P12"><text:s text:c="8"/>if line == "": <text:s/></text:p>
      <text:p text:style-name="P12"><text:s text:c="12"/>break</text:p>
      <text:p text:style-name="P12"><text:s text:c="8"/>text_lines.append(line)</text:p>
      <text:p text:style-name="P12"><text:s text:c="4"/>text = "\n".join(text_lines) <text:s text:c="2"/></text:p>
      <text:p text:style-name="P12"><text:s text:c="4"/>with open('user_input.txt', 'w') as file:</text:p>
      <text:p text:style-name="P12"><text:s text:c="8"/>file.write(text)</text:p>
      <text:p text:style-name="P12"><text:s text:c="4"/>return 'user_input.txt'</text:p>
      <text:p text:style-name="P12"/>
      <text:p text:style-name="P12">def read_file(file_path): <text:s text:c="2"/></text:p>
      <text:p text:style-name="P12"><text:s text:c="4"/>with open(file_path, 'r') as file:</text:p>
      <text:p text:style-name="P12"><text:s text:c="8"/>text = file.read()</text:p>
      <text:p text:style-name="P12"><text:s text:c="4"/>return text</text:p>
      <text:p text:style-name="P12"/>
      <text:p text:style-name="P12">def process_text(text):</text:p>
      <text:p text:style-name="P12"><text:s text:c="4"/>text = text.translate(str.maketrans('', '', string.punctuation))</text:p>
      <text:p text:style-name="P12"><text:s text:c="4"/>text = text.lower()</text:p>
      <text:p text:style-name="P12"><text:s text:c="4"/>return text</text:p>
      <text:p text:style-name="P12"/>
      <text:p text:style-name="P12">def get_most_frequent_words(text, num_words=10):</text:p>
      <text:p text:style-name="P12"><text:s text:c="4"/>words = text.split()</text:p>
      <text:p text:style-name="P12"><text:s text:c="4"/>word_counts = Counter(words)</text:p>
      <text:p text:style-name="P12"><text:s text:c="4"/>most_common_words = word_counts.most_common(num_words)</text:p>
      <text:p text:style-name="P12"><text:s text:c="4"/>return most_common_words</text:p>
      <text:p text:style-name="P12"/>
      <text:p text:style-name="P12">def main():</text:p>
      <text:p text:style-name="P12"><text:s text:c="4"/>file_path = get_text_from_user()</text:p>
      <text:p text:style-name="P12"><text:s text:c="4"/>text = read_file(file_path)</text:p>
      <text:p text:style-name="P12"><text:s text:c="4"/>processed_text = process_text(text)</text:p>
      <text:p text:style-name="P12"><text:s text:c="4"/>most_frequent_words = get_most_frequent_words(processed_text)</text:p>
      <text:p text:style-name="P12"><text:s text:c="4"/>print("\nMost Frequent Words:")</text:p>
      <text:p text:style-name="P12"><text:s text:c="4"/>for word, count in most_frequent_words:</text:p>
      <text:p text:style-name="P12"><text:soft-page-break/><text:s text:c="8"/>print(f"{word}: {count}")</text:p>
      <text:p text:style-name="P12"><text:s text:c="8"/>break</text:p>
      <text:p text:style-name="P12"/>
      <text:p text:style-name="P12">if __name__ == "__main__":</text:p>
      <text:p text:style-name="P12"><text:s text:c="4"/>main()</text:p>
      <text:p text:style-name="P12"/>
      <text:p text:style-name="P8">OUTPUT</text:p>
      <text:p text:style-name="P12">Please enter your text. Press Enter twice to finish:</text:p>
      <text:p text:style-name="P12">HI HELLO.</text:p>
      <text:p text:style-name="P12">HOW ARE YOU.</text:p>
      <text:p text:style-name="P12">I AM INEVTIABLE</text:p>
      <text:p text:style-name="P12">LOVE YOU THREE THOUSAND</text:p>
      <text:p text:style-name="P12">YOU ARE SO BEAUTIFUL</text:p>
      <text:p text:style-name="P12">I LIKE YOU SO MUCH</text:p>
      <text:p text:style-name="P12"/>
      <text:p text:style-name="P12"/>
      <text:p text:style-name="P12">Most Frequent Words:</text:p>
      <text:p text:style-name="P12">you: 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54:19.171778422</meta:creation-date>
    <dc:date>2024-08-12T11:32:37.819030933</dc:date>
    <meta:editing-duration>PT16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22" meta:word-count="360" meta:character-count="2692" meta:non-whitespace-character-count="2129"/>
  </office:meta>
</office:document-meta>
</file>